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P3" style:family="paragraph" style:parent-style-name="Text_20_body">
      <style:text-properties officeooo:paragraph-rsid="001ac65c"/>
    </style:style>
    <style:style style:name="P4" style:family="paragraph" style:parent-style-name="Text_20_body">
      <style:text-properties officeooo:rsid="001fb30a" officeooo:paragraph-rsid="001fb30a"/>
    </style:style>
    <style:style style:name="P5" style:family="paragraph" style:parent-style-name="Text_20_body">
      <style:text-properties fo:font-weight="bold" officeooo:rsid="001ac65c" officeooo:paragraph-rsid="001ac65c" style:font-weight-asian="bold" style:font-weight-complex="bold"/>
    </style:style>
    <style:style style:name="P6" style:family="paragraph" style:parent-style-name="Text_20_body">
      <style:text-properties fo:font-weight="bold" officeooo:rsid="001fb30a" officeooo:paragraph-rsid="001fb30a" style:font-weight-asian="bold" style:font-weight-complex="bold"/>
    </style:style>
    <style:style style:name="P7" style:family="paragraph" style:parent-style-name="Text_20_body">
      <style:text-properties fo:font-weight="bold" officeooo:rsid="0025b9b1" officeooo:paragraph-rsid="0025b9b1" style:font-weight-asian="bold" style:font-weight-complex="bold"/>
    </style:style>
    <style:style style:name="P8" style:family="paragraph" style:parent-style-name="Text_20_body">
      <style:text-properties fo:font-weight="bold" officeooo:rsid="00278165" officeooo:paragraph-rsid="00278165" style:font-weight-asian="bold" style:font-weight-complex="bold"/>
    </style:style>
    <style:style style:name="P9" style:family="paragraph" style:parent-style-name="Text_20_body">
      <style:text-properties fo:font-weight="normal" officeooo:rsid="0025b9b1" officeooo:paragraph-rsid="0025b9b1" style:font-weight-asian="normal" style:font-weight-complex="normal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>
      <style:text-properties fo:font-weight="normal" officeooo:rsid="0028e369" officeooo:paragraph-rsid="0028e369" style:font-weight-asian="normal" style:font-weight-complex="normal"/>
    </style:style>
    <style:style style:name="P12" style:family="paragraph" style:parent-style-name="Text_20_body">
      <style:text-properties officeooo:paragraph-rsid="002f8ba0"/>
    </style:style>
    <style:style style:name="T1" style:family="text">
      <style:text-properties officeooo:rsid="001ac65c"/>
    </style:style>
    <style:style style:name="T2" style:family="text">
      <style:text-properties officeooo:rsid="001daf27"/>
    </style:style>
    <style:style style:name="T3" style:family="text">
      <style:text-properties officeooo:rsid="002f8ba0"/>
    </style:style>
    <style:style style:name="T4" style:family="text">
      <style:text-properties officeooo:rsid="00301a55"/>
    </style:style>
    <style:style style:name="T5" style:family="text">
      <style:text-properties fo:font-weight="normal" officeooo:rsid="002f8ba0" style:font-weight-asian="normal" style:font-weight-complex="normal"/>
    </style:style>
    <style:style style:name="T6" style:family="text">
      <style:text-properties fo:font-weight="normal" officeooo:rsid="00301a5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technical-description"/>Technical description</text:h>
      <text:h text:style-name="P1" text:outline-level="2">Architecture overview </text:h>
      <text:h text:style-name="P1" text:outline-level="2"/>
      <text:h text:style-name="P1" text:outline-level="2">Technology</text:h>
      <text:p text:style-name="P2"/>
      <text:p text:style-name="P5">Checkstyle</text:p>
      <text:p text:style-name="P3"><text:span text:style-name="T1">Used only at compile time to make sure that code convention is followed. No need for re</text:span><text:span text:style-name="T2">port</text:span><text:span text:style-name="T1">.</text:span></text:p>
      <text:p text:style-name="P6">Docker </text:p>
      <text:p text:style-name="P4">For dev profile (enviroment) use it to start DB.</text:p>
      <text:p text:style-name="P4">For prodiction used it to start appplication.</text:p>
      <text:p text:style-name="P7">Liquidbase</text:p>
      <text:p text:style-name="P9">Used for DB migration. </text:p>
      <text:p text:style-name="P8">Mapstruct</text:p>
      <text:p text:style-name="P11">Mapping java objects from one to another, mostly used to map from entity to dto and vice versa</text:p>
      <text:p text:style-name="P11">…. <text:span text:style-name="T3">TOD</text:span></text:p>
      <text:p text:style-name="P12"><text:span text:style-name="T5">Validation done using swager – spring boot custom </text:span><text:span text:style-name="T6">validat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19T16:21:00.804302222</dc:date>
    <meta:editing-duration>PT6M27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4" meta:character-count="457" meta:non-whitespace-character-count="393"/>
  </office:meta>
</office:document-meta>
</file>